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1a9" officeooo:paragraph-rsid="000ab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://mua-wallace.github.io/level-2-responsive-design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35:08.457600606</meta:creation-date>
    <dc:date>2023-02-10T03:36:40.639982283</dc:date>
    <meta:editing-duration>PT1M35S</meta:editing-duration>
    <meta:editing-cycles>1</meta:editing-cycles>
    <meta:document-statistic meta:table-count="0" meta:image-count="0" meta:object-count="0" meta:page-count="1" meta:paragraph-count="1" meta:word-count="1" meta:character-count="55" meta:non-whitespace-character-count="55"/>
    <meta:generator>LibreOffice/6.4.7.2$Linux_X86_64 LibreOffice_project/40$Build-2</meta:generator>
  </office:meta>
</office:document-meta>
</file>